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620e" officeooo:paragraph-rsid="000b620e"/>
    </style:style>
    <style:style style:name="P2" style:family="paragraph" style:parent-style-name="Standard">
      <style:text-properties officeooo:rsid="000cf345" officeooo:paragraph-rsid="000cf345"/>
    </style:style>
    <style:style style:name="P3" style:family="paragraph" style:parent-style-name="Standard">
      <style:text-properties officeooo:rsid="000cf345" officeooo:paragraph-rsid="000d491f"/>
    </style:style>
    <style:style style:name="P4" style:family="paragraph" style:parent-style-name="Standard">
      <style:text-properties officeooo:rsid="000cf345" officeooo:paragraph-rsid="000db287"/>
    </style:style>
    <style:style style:name="P5" style:family="paragraph" style:parent-style-name="Standard">
      <style:text-properties officeooo:rsid="000db287" officeooo:paragraph-rsid="000db287"/>
    </style:style>
    <style:style style:name="P6" style:family="paragraph" style:parent-style-name="Standard">
      <style:text-properties officeooo:rsid="000db287" officeooo:paragraph-rsid="00108210"/>
    </style:style>
    <style:style style:name="P7" style:family="paragraph" style:parent-style-name="Standard">
      <style:text-properties officeooo:rsid="000db287" officeooo:paragraph-rsid="00234060"/>
    </style:style>
    <style:style style:name="P8" style:family="paragraph" style:parent-style-name="Standard">
      <style:text-properties officeooo:rsid="000fafa0" officeooo:paragraph-rsid="000fafa0"/>
    </style:style>
    <style:style style:name="P9" style:family="paragraph" style:parent-style-name="Standard">
      <style:text-properties officeooo:rsid="00108210" officeooo:paragraph-rsid="00108210"/>
    </style:style>
    <style:style style:name="P10" style:family="paragraph" style:parent-style-name="Standard">
      <style:text-properties officeooo:rsid="00111fa0" officeooo:paragraph-rsid="00111fa0"/>
    </style:style>
    <style:style style:name="P11" style:family="paragraph" style:parent-style-name="Standard">
      <style:text-properties officeooo:rsid="00113f75" officeooo:paragraph-rsid="00113f75"/>
    </style:style>
    <style:style style:name="P12" style:family="paragraph" style:parent-style-name="Standard">
      <style:text-properties officeooo:rsid="0012b5f3" officeooo:paragraph-rsid="0012b5f3"/>
    </style:style>
    <style:style style:name="P13" style:family="paragraph" style:parent-style-name="Standard">
      <style:text-properties officeooo:rsid="0013e1ac" officeooo:paragraph-rsid="0013e1ac"/>
    </style:style>
    <style:style style:name="P14" style:family="paragraph" style:parent-style-name="Standard">
      <style:text-properties officeooo:rsid="0015bc69" officeooo:paragraph-rsid="0015bc69"/>
    </style:style>
    <style:style style:name="P15" style:family="paragraph" style:parent-style-name="Standard">
      <style:text-properties officeooo:rsid="0017ae43" officeooo:paragraph-rsid="0017ae43"/>
    </style:style>
    <style:style style:name="P16" style:family="paragraph" style:parent-style-name="Standard">
      <style:text-properties officeooo:rsid="0019ada7" officeooo:paragraph-rsid="0019ada7"/>
    </style:style>
    <style:style style:name="P17" style:family="paragraph" style:parent-style-name="Standard">
      <style:text-properties officeooo:rsid="0019ada7" officeooo:paragraph-rsid="001b9dc9"/>
    </style:style>
    <style:style style:name="P18" style:family="paragraph" style:parent-style-name="Standard">
      <style:text-properties officeooo:rsid="0019bd05" officeooo:paragraph-rsid="0019bd05"/>
    </style:style>
    <style:style style:name="P19" style:family="paragraph" style:parent-style-name="Standard">
      <style:text-properties officeooo:rsid="001ad0e3" officeooo:paragraph-rsid="001ad0e3"/>
    </style:style>
    <style:style style:name="P20" style:family="paragraph" style:parent-style-name="Standard">
      <style:text-properties officeooo:rsid="001b9dc9" officeooo:paragraph-rsid="001b9dc9"/>
    </style:style>
    <style:style style:name="P21" style:family="paragraph" style:parent-style-name="Standard">
      <style:text-properties officeooo:rsid="001ecb05" officeooo:paragraph-rsid="001ecb05"/>
    </style:style>
    <style:style style:name="P22" style:family="paragraph" style:parent-style-name="Standard">
      <style:text-properties officeooo:rsid="002094d0" officeooo:paragraph-rsid="002094d0"/>
    </style:style>
    <style:style style:name="P23" style:family="paragraph" style:parent-style-name="Standard">
      <style:text-properties style:text-underline-style="solid" style:text-underline-width="auto" style:text-underline-color="font-color" fo:font-weight="normal" officeooo:rsid="00111fa0" officeooo:paragraph-rsid="00111fa0" style:font-weight-asian="normal" style:font-weight-complex="normal"/>
    </style:style>
    <style:style style:name="P24" style:family="paragraph" style:parent-style-name="Standard">
      <style:paragraph-properties fo:text-align="center" style:justify-single-word="false"/>
      <style:text-properties style:text-underline-style="solid" style:text-underline-width="auto" style:text-underline-color="font-color" fo:font-weight="bold" officeooo:rsid="00234060" officeooo:paragraph-rsid="00234060" style:font-weight-asian="bold" style:font-weight-complex="bold"/>
    </style:style>
    <style:style style:name="P25" style:family="paragraph" style:parent-style-name="Standard">
      <style:text-properties style:text-underline-style="solid" style:text-underline-width="auto" style:text-underline-color="font-color" fo:font-weight="bold" officeooo:rsid="0025e93e" officeooo:paragraph-rsid="0025e93e" style:font-weight-asian="bold" style:font-weight-complex="bold"/>
    </style:style>
    <style:style style:name="P26" style:family="paragraph" style:parent-style-name="Standard">
      <style:text-properties style:text-underline-style="none" fo:font-weight="normal" officeooo:rsid="0017ae43" officeooo:paragraph-rsid="0017ae43" style:font-weight-asian="normal" style:font-weight-complex="normal"/>
    </style:style>
    <style:style style:name="P27" style:family="paragraph" style:parent-style-name="Standard">
      <style:text-properties style:text-underline-style="none" fo:font-weight="normal" officeooo:rsid="001b9dc9" officeooo:paragraph-rsid="001b9dc9" style:font-weight-asian="normal" style:font-weight-complex="normal"/>
    </style:style>
    <style:style style:name="P28" style:family="paragraph" style:parent-style-name="Standard">
      <style:paragraph-properties fo:text-align="center" style:justify-single-word="false"/>
      <style:text-properties style:text-underline-style="none" fo:font-weight="normal" officeooo:rsid="0025e93e" officeooo:paragraph-rsid="0025e93e" style:font-weight-asian="normal" style:font-weight-complex="normal"/>
    </style:style>
    <style:style style:name="P29" style:family="paragraph" style:parent-style-name="Standard">
      <style:text-properties style:text-underline-style="none" fo:font-weight="normal" officeooo:rsid="0025e93e" officeooo:paragraph-rsid="0025e93e" style:font-weight-asian="normal" style:font-weight-complex="normal"/>
    </style:style>
    <style:style style:name="P30" style:family="paragraph" style:parent-style-name="Standard">
      <style:text-properties officeooo:rsid="00234060" officeooo:paragraph-rsid="00234060"/>
    </style:style>
    <style:style style:name="P31" style:family="paragraph" style:parent-style-name="Standard">
      <style:text-properties officeooo:rsid="00234060" officeooo:paragraph-rsid="0023ddbd"/>
    </style:style>
    <style:style style:name="P32" style:family="paragraph" style:parent-style-name="Standard">
      <style:text-properties officeooo:rsid="0023ddbd" officeooo:paragraph-rsid="0023ddbd"/>
    </style:style>
    <style:style style:name="P33" style:family="paragraph" style:parent-style-name="Standard">
      <style:text-properties fo:font-style="italic" officeooo:rsid="0023ddbd" officeooo:paragraph-rsid="0023ddbd" style:font-style-asian="italic" style:font-style-complex="italic"/>
    </style:style>
    <style:style style:name="P34" style:family="paragraph" style:parent-style-name="Standard">
      <style:text-properties fo:font-style="normal" officeooo:rsid="0023ddbd" officeooo:paragraph-rsid="0023ddbd" style:font-style-asian="normal" style:font-style-complex="normal"/>
    </style:style>
    <style:style style:name="P35" style:family="paragraph" style:parent-style-name="Standard">
      <style:text-properties fo:font-weight="bold" officeooo:rsid="00234060" officeooo:paragraph-rsid="00234060" style:font-weight-asian="bold" style:font-weight-complex="bold"/>
    </style:style>
    <style:style style:name="P36" style:family="paragraph" style:parent-style-name="Standard">
      <style:text-properties officeooo:rsid="0025e93e" officeooo:paragraph-rsid="00234060"/>
    </style:style>
    <style:style style:name="P37" style:family="paragraph" style:parent-style-name="Standard">
      <style:text-properties officeooo:rsid="002939ec" officeooo:paragraph-rsid="002939ec"/>
    </style:style>
    <style:style style:name="P38" style:family="paragraph" style:parent-style-name="Standard">
      <style:text-properties officeooo:rsid="002939ec" officeooo:paragraph-rsid="002a8fcf"/>
    </style:style>
    <style:style style:name="P39" style:family="paragraph" style:parent-style-name="Standard">
      <style:text-properties officeooo:rsid="002a8fcf" officeooo:paragraph-rsid="002a8fcf"/>
    </style:style>
    <style:style style:name="P40" style:family="paragraph" style:parent-style-name="Standard">
      <style:text-properties officeooo:rsid="002b573a" officeooo:paragraph-rsid="002b573a"/>
    </style:style>
    <style:style style:name="P41" style:family="paragraph" style:parent-style-name="Standard">
      <style:text-properties officeooo:rsid="002b573a" officeooo:paragraph-rsid="002b698e"/>
    </style:style>
    <style:style style:name="P42" style:family="paragraph" style:parent-style-name="Standard">
      <style:text-properties officeooo:rsid="002b573a" officeooo:paragraph-rsid="002c58bd"/>
    </style:style>
    <style:style style:name="P43" style:family="paragraph" style:parent-style-name="Standard">
      <style:text-properties officeooo:rsid="002c1c11" officeooo:paragraph-rsid="002c1c11"/>
    </style:style>
    <style:style style:name="P44" style:family="paragraph" style:parent-style-name="Standard">
      <style:text-properties officeooo:rsid="002c58bd" officeooo:paragraph-rsid="002c58bd"/>
    </style:style>
    <style:style style:name="P45" style:family="paragraph" style:parent-style-name="Standard">
      <style:text-properties officeooo:rsid="002c58bd" officeooo:paragraph-rsid="002c9f3d"/>
    </style:style>
    <style:style style:name="P46" style:family="paragraph" style:parent-style-name="Standard">
      <style:text-properties officeooo:rsid="002c9f3d" officeooo:paragraph-rsid="002c9f3d"/>
    </style:style>
    <style:style style:name="P47" style:family="paragraph" style:parent-style-name="Standard">
      <style:text-properties officeooo:rsid="002c9f3d" officeooo:paragraph-rsid="002e81c2"/>
    </style:style>
    <style:style style:name="P48" style:family="paragraph" style:parent-style-name="Standard">
      <style:text-properties officeooo:rsid="002c9f3d" officeooo:paragraph-rsid="002ebe1e"/>
    </style:style>
    <style:style style:name="P49" style:family="paragraph" style:parent-style-name="Standard">
      <style:text-properties officeooo:rsid="003157f5" officeooo:paragraph-rsid="003157f5"/>
    </style:style>
    <style:style style:name="P50" style:family="paragraph" style:parent-style-name="Standard">
      <style:text-properties officeooo:rsid="003157f5" officeooo:paragraph-rsid="00331e8b"/>
    </style:style>
    <style:style style:name="P51" style:family="paragraph" style:parent-style-name="Standard">
      <style:text-properties officeooo:rsid="00331e8b" officeooo:paragraph-rsid="00331e8b"/>
    </style:style>
    <style:style style:name="P52" style:family="paragraph" style:parent-style-name="Standard">
      <style:text-properties officeooo:rsid="002e81c2" officeooo:paragraph-rsid="002e81c2"/>
    </style:style>
    <style:style style:name="P53" style:family="paragraph" style:parent-style-name="Standard">
      <style:text-properties officeooo:rsid="002a7f93" officeooo:paragraph-rsid="002a8fcf"/>
    </style:style>
    <style:style style:name="P54" style:family="paragraph" style:parent-style-name="Standard">
      <style:text-properties officeooo:rsid="002c9f3d" officeooo:paragraph-rsid="002c9f3d"/>
    </style:style>
    <style:style style:name="T1" style:family="text">
      <style:text-properties officeooo:rsid="000d491f"/>
    </style:style>
    <style:style style:name="T2" style:family="text">
      <style:text-properties officeooo:rsid="00108210"/>
    </style:style>
    <style:style style:name="T3" style:family="text">
      <style:text-properties officeooo:rsid="00111fa0"/>
    </style:style>
    <style:style style:name="T4" style:family="text">
      <style:text-properties officeooo:rsid="00113f75"/>
    </style:style>
    <style:style style:name="T5" style:family="text">
      <style:text-properties officeooo:rsid="0012b5f3"/>
    </style:style>
    <style:style style:name="T6" style:family="text">
      <style:text-properties officeooo:rsid="0013e1ac"/>
    </style:style>
    <style:style style:name="T7" style:family="text">
      <style:text-properties officeooo:rsid="0017ae43"/>
    </style:style>
    <style:style style:name="T8" style:family="text">
      <style:text-properties officeooo:rsid="0019ada7"/>
    </style:style>
    <style:style style:name="T9" style:family="text">
      <style:text-properties fo:font-style="italic" officeooo:rsid="0019ada7" style:font-style-asian="italic" style:font-style-complex="italic"/>
    </style:style>
    <style:style style:name="T10" style:family="text">
      <style:text-properties officeooo:rsid="0019bd05"/>
    </style:style>
    <style:style style:name="T11" style:family="text">
      <style:text-properties officeooo:rsid="001ad0e3"/>
    </style:style>
    <style:style style:name="T12" style:family="text">
      <style:text-properties officeooo:rsid="001b9dc9"/>
    </style:style>
    <style:style style:name="T13" style:family="text">
      <style:text-properties officeooo:rsid="001d8e15"/>
    </style:style>
    <style:style style:name="T14" style:family="text">
      <style:text-properties officeooo:rsid="001ecb05"/>
    </style:style>
    <style:style style:name="T15" style:family="text">
      <style:text-properties officeooo:rsid="002094d0"/>
    </style:style>
    <style:style style:name="T16" style:family="text">
      <style:text-properties officeooo:rsid="0023ddbd"/>
    </style:style>
    <style:style style:name="T17" style:family="text">
      <style:text-properties fo:font-style="normal" style:font-style-asian="normal" style:font-style-complex="normal"/>
    </style:style>
    <style:style style:name="T18" style:family="text">
      <style:text-properties officeooo:rsid="0023e7fe"/>
    </style:style>
    <style:style style:name="T19" style:family="text">
      <style:text-properties officeooo:rsid="00299dff"/>
    </style:style>
    <style:style style:name="T20" style:family="text">
      <style:text-properties officeooo:rsid="0029ecbf"/>
    </style:style>
    <style:style style:name="T21" style:family="text">
      <style:text-properties officeooo:rsid="002a7f93"/>
    </style:style>
    <style:style style:name="T22" style:family="text">
      <style:text-properties officeooo:rsid="002a8fcf"/>
    </style:style>
    <style:style style:name="T23" style:family="text">
      <style:text-properties officeooo:rsid="002b698e"/>
    </style:style>
    <style:style style:name="T24" style:family="text">
      <style:text-properties officeooo:rsid="002c1c11"/>
    </style:style>
    <style:style style:name="T25" style:family="text">
      <style:text-properties officeooo:rsid="002c58bd"/>
    </style:style>
    <style:style style:name="T26" style:family="text">
      <style:text-properties officeooo:rsid="002c9f3d"/>
    </style:style>
    <style:style style:name="T27" style:family="text">
      <style:text-properties officeooo:rsid="002e81c2"/>
    </style:style>
    <style:style style:name="T28" style:family="text">
      <style:text-properties officeooo:rsid="002ebe1e"/>
    </style:style>
    <style:style style:name="T29" style:family="text">
      <style:text-properties officeooo:rsid="002fdca7"/>
    </style:style>
    <style:style style:name="T30" style:family="text">
      <style:text-properties officeooo:rsid="00331e8b"/>
    </style:style>
    <style:style style:name="T31" style:family="text">
      <style:text-properties officeooo:rsid="0033261a"/>
    </style:style>
    <style:style style:name="T32" style:family="text">
      <style:text-properties officeooo:rsid="0034b4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ticle Reader</text:p>
      <text:p text:style-name="P1"/>
      <text:p text:style-name="P3">A custom Google Chrome extension <text:span text:style-name="T3">used by </text:span><text:span text:style-name="T32">three separate teams </text:span><text:span text:style-name="T3">for prospecting</text:span><text:span text:style-name="T32">, information gathering, and </text:span><text:span text:style-name="T3">lead generation. The extension</text:span> parses the text of<text:span text:style-name="T1"> online news articles </text:span><text:span text:style-name="T3">currently being viewed in the user's browser window,</text:span><text:span text:style-name="T1"> identifies significant information contained therein, and organizes the information into various categories. Allows users to quickly and easily extract relevant information from the article at hand without having to read the entire article.</text:span><text:span text:style-name="T3"> </text:span></text:p>
      <text:p text:style-name="P3"/>
      <text:p text:style-name="P5">JavaScript, HTML, CSS</text:p>
      <text:p text:style-name="P9">Google Chrome, productivity</text:p>
      <text:p text:style-name="P5"/>
      <text:p text:style-name="P5">Band Website</text:p>
      <text:p text:style-name="P5"/>
      <text:p text:style-name="P5">A fully-responsive React-based website for my band Jack and the Other to share information, music, videos, merchandise, and updates with our fans and followers. </text:p>
      <text:p text:style-name="P5"/>
      <text:p text:style-name="P6">React, JavaScript, HTML, CSS</text:p>
      <text:p text:style-name="P6">React Router, Framer Motion</text:p>
      <text:p text:style-name="P9">Responsive Design</text:p>
      <text:p text:style-name="P3"/>
      <text:p text:style-name="P5">Tic Tac Toe</text:p>
      <text:p text:style-name="P5"/>
      <text:p text:style-name="P5">Two players, one mouse. A non-existent twist on a beloved a classic. </text:p>
      <text:p text:style-name="P10">CSS Animations </text:p>
      <text:p text:style-name="P5"/>
      <text:p text:style-name="P4">JavaScript, HTML, CSS</text:p>
      <text:p text:style-name="P4"/>
      <text:p text:style-name="P4">Portfolio Website</text:p>
      <text:p text:style-name="P4"/>
      <text:p text:style-name="P4">A website to showcas<text:span text:style-name="T2">e my pers</text:span>onal projects<text:span text:style-name="T2"> with my personal network and potential employer</text:span><text:span text:style-name="T3">s. Designed all non-photograph visual assets and images. </text:span></text:p>
      <text:p text:style-name="P4"/>
      <text:p text:style-name="P4">React, JavaScript, HTML, CSS<text:span text:style-name="T3">, Adobe Illustrator</text:span></text:p>
      <text:p text:style-name="P4">Framer Motion, React Router</text:p>
      <text:p text:style-name="P4"/>
      <text:p text:style-name="P9">Tutorial Heaven</text:p>
      <text:p text:style-name="P10">(In Progress) </text:p>
      <text:p text:style-name="P9"/>
      <text:p text:style-name="P9">A full-stack web app to submit, curate, and review music-related tutorials. Authenticated users are able to <text:span text:style-name="T3">create</text:span> <text:span text:style-name="T3">tutorials and share their favorite educational music resources from all across the web as well as vote on posts submitted by other users. Users can also </text:span>create customized 'courses' by organizing individual tutorials into playlists<text:span text:style-name="T3">. </text:span>Tutorial content is sorted by tutorial topic, content medium (video, article, &amp; text post), and popularit<text:span text:style-name="T3">y. </text:span></text:p>
      <text:p text:style-name="P2"/>
      <text:p text:style-name="P10">MongoDB, Express, Node, React, JavaScript, HTML, CSS, </text:p>
      <text:p text:style-name="P10">React Router, Mongoose</text:p>
      <text:p text:style-name="P10"/>
      <text:p text:style-name="P10">Music </text:p>
      <text:p text:style-name="P10"/>
      <text:p text:style-name="P10"><text:soft-page-break/>Music released with my band Atlanta-based music group Jack and the Other. Catalog encompasses 19 songs over three EPs and two standalone single<text:span text:style-name="T4">s, and has received over two million cross-platform streams to date. </text:span></text:p>
      <text:p text:style-name="P10"/>
      <text:p text:style-name="P11">FL Studio, Ableton Live</text:p>
      <text:p text:style-name="P11">instrumentation, keys, drums, sound design, songwriting, composition, music production, recording, mixing, mastering</text:p>
      <text:p text:style-name="P11"/>
      <text:p text:style-name="P11">Passin' Through Video</text:p>
      <text:p text:style-name="P11"/>
      <text:p text:style-name="P11">Claymation music video for my band's song 'Passin Through'. Contributed concept, set design, story-boarding, logistics, lighting, and minor VFX with Adobe After Effects. </text:p>
      <text:p text:style-name="P11"/>
      <text:p text:style-name="P11">Stylistic Music Video</text:p>
      <text:p text:style-name="P11"/>
      <text:p text:style-name="P11">Video editing and FX for my band's song 'Flare'. In addition to stylistic visual effects<text:span text:style-name="T5">, raw footage encoding,</text:span> and general <text:span text:style-name="T5">editing, I relied heavily upon object tracking, stabilization, rotoscoping, AI content fill, and Twixtor's frame interpolation algorithm. Majority of editing was done in Premiere, with certain VFX and footage preparation completed in Adobe After Effects. </text:span></text:p>
      <text:p text:style-name="P11"/>
      <text:p text:style-name="P11">Adobe Premiere, Adobe After Effects, Shutter encoder </text:p>
      <text:p text:style-name="P11">Twixtor, Red Giant VHS</text:p>
      <text:p text:style-name="P11"/>
      <text:p text:style-name="P12">Audio visualizer </text:p>
      <text:p text:style-name="P12"/>
      <text:p text:style-name="P12">Custom audio visualizer for my band's song 'I Need It'. <text:span text:style-name="T6">Utilized displacement mapping and parallax animation to create 3-dimensional depth and movement effects from a still image source. </text:span></text:p>
      <text:p text:style-name="P12"/>
      <text:p text:style-name="P13">Adobe Photoshop, Adobe After Effects</text:p>
      <text:p text:style-name="P13">FreqReact </text:p>
      <text:p text:style-name="P13"/>
      <text:p text:style-name="P14">PC Control Panel Briefcase</text:p>
      <text:p text:style-name="P15">Featured in Hackspace Magazine! &lt;!link/&gt;</text:p>
      <text:p text:style-name="P14"/>
      <text:p text:style-name="P14">An old briefcase purchased at a thrift store converted into an easily transportable control panel for <text:span text:style-name="T7">a</text:span> rackmount PC used for live <text:span text:style-name="T7">music gigs. </text:span><text:span text:style-name="T8">In addition to a touchscreen monitor, a MIDI controller, a trackpad mouse, and flush mounted input jacks for all peripheral cables, t</text:span><text:span text:style-name="T7">he briefcase also contains an Arduino Nano clone powering an LED VU meter (decibel meter) for a 1/4" balanced input on the top pane</text:span><text:span text:style-name="T8">l. When in transit, the fold-down hinges allow the briefcase close and latch shut with all internal equipment secure. The 3D-printed parts are original designs created in Tinkercad. Modeled after retro futurism aesthetic featured in Netflix original series </text:span><text:span text:style-name="T9">Maniac. </text:span></text:p>
      <text:p text:style-name="P10"/>
      <text:p text:style-name="P16">Materials: Wood, PETG, </text:p>
      <text:p text:style-name="P16">Woodworking, 3D modeling, 3D printing, Arduino, soldering, Tinkercad, Arduino IDE</text:p>
      <text:p text:style-name="P16"/>
      <text:p text:style-name="P16">Custom Rackmount PC </text:p>
      <text:p text:style-name="P16"/>
      <text:p text:style-name="P17">A custom-built rackmount PC fo<text:span text:style-name="T10">r running </text:span><text:span text:style-name="T12">a host of virtual instruments and effects with complex audio routing and processing</text:span><text:span text:style-name="T10"> in a live performance setting. Parts list: </text:span></text:p>
      <text:p text:style-name="P18"><text:soft-page-break/>Intel i7-12700k</text:p>
      <text:p text:style-name="P18">GIGABYTE Z690 Gaming X DDR5</text:p>
      <text:p text:style-name="P18">32gb Aorus DDR5 RAM (16gb x 2)</text:p>
      <text:p text:style-name="P18">500gb WD_Black SN770 NVMe M.2</text:p>
      <text:p text:style-name="P18">2TB Firecuda 520 NVMe M.2</text:p>
      <text:p text:style-name="P18"><text:span text:style-name="T11">Asus GeForce</text:span> GT1030<text:span text:style-name="T11"> 2GB GDDR5</text:span></text:p>
      <text:p text:style-name="P19">Noctua NH-U9S CPU Cooler Fan</text:p>
      <text:p text:style-name="P19">Cooler Master Sickleflow Fans 120mm RGB</text:p>
      <text:p text:style-name="P19">EVGA 750w Gold fully modular PSU</text:p>
      <text:p text:style-name="P19">FebSmart USB 3.0 PCIe card </text:p>
      <text:p text:style-name="P16"/>
      <text:p text:style-name="P18">http://www.imgur.com/a/lSps3yt? </text:p>
      <text:p text:style-name="P18"/>
      <text:p text:style-name="P20">Home Music Studio</text:p>
      <text:p text:style-name="P20"/>
      <text:p text:style-name="P20">Built several acoustic panels of varying densities in order to turn a spare room in my house into a suitable recording and mixing environment.<text:span text:style-name="T13"> I conducted numerous</text:span> acoustic measurements <text:span text:style-name="T13">over the course of several weeks </text:span>using Room EQ Wizard and a calibrated omnidirectional microphone in order to identify secondary reflection points, room modes,<text:span text:style-name="T13"> frequency decay, and aim for</text:span> overall flatness of a sine swee<text:span text:style-name="T13">p</text:span> from 20<text:span text:style-name="T13">H</text:span>z to 20k<text:span text:style-name="T13">H</text:span>z<text:span text:style-name="T13">. Using the data from Room EQ Wizard and careful placement of panels, and consistent experimentation, I was able to identify the ideal monitor placement and set up the room to be within 6 decibels of a completely flat response from the listening position</text:span><text:span text:style-name="T14"> (comparable to professional level recording and engineering studios). Starting measurements before treatment showed a range of over 50 decibels of variance. </text:span></text:p>
      <text:p text:style-name="P18"/>
      <text:p text:style-name="P21">Scrap wood equipment rack</text:p>
      <text:p text:style-name="P21"/>
      <text:p text:style-name="P21">Designed, built, and stained a 10u equipment rack for my home studio using leftover wood from other projects. Front face was placed at a slight angle to increase stability for heavier equipment. Built to standardized width spec with hand tools and a power drill utilizing cement blocks for measurements of right angles and flat surfaces. </text:p>
      <text:p text:style-name="P21"/>
      <text:p text:style-name="P21">Stained glass box shelf</text:p>
      <text:p text:style-name="P21"/>
      <text:p text:style-name="P21">A stained glass box shelf made from wood, clear acrylic, shattered pieces of colored glass, and led string lights. LEDs sandwiched between panes of acrylic and colored glass pieces in the top and sides of the box shelf, <text:span text:style-name="T15">causing a colorful light effect emanating from the shelf when turned on, similar to prismatic light refraction. </text:span></text:p>
      <text:p text:style-name="P21"/>
      <text:p text:style-name="P22">wood, acrylic, glass, LEDs</text:p>
      <text:p text:style-name="P22"/>
      <text:p text:style-name="P22"/>
      <text:p text:style-name="P10"/>
      <text:p text:style-name="P23">Hobbies</text:p>
      <text:p text:style-name="P23"/>
      <text:p text:style-name="P26">Bome midi translator</text:p>
      <text:p text:style-name="P26">Hubspot</text:p>
      <text:p text:style-name="P26">Tinkercad</text:p>
      <text:p text:style-name="P26">Squarespace</text:p>
      <text:p text:style-name="P26"><text:soft-page-break/>Shopify </text:p>
      <text:p text:style-name="P27">Room EQ Wizard </text:p>
      <text:p text:style-name="P23"/>
      <text:p text:style-name="P5">3d printing</text:p>
      <text:p text:style-name="P5">woodworking</text:p>
      <text:p text:style-name="P5"/>
      <text:p text:style-name="P30">Woodworking</text:p>
      <text:p text:style-name="P30">Music composition/production</text:p>
      <text:p text:style-name="P30">Music performance</text:p>
      <text:p text:style-name="P30">3d Printing</text:p>
      <text:p text:style-name="P30">Microcontrollers</text:p>
      <text:p text:style-name="P30">Dog<text:span text:style-name="T16">s</text:span></text:p>
      <text:p text:style-name="P32">Yoga </text:p>
      <text:p text:style-name="P30"/>
      <text:p text:style-name="P7">music</text:p>
      <text:p text:style-name="P5">keys </text:p>
      <text:p text:style-name="P5">bass guitar</text:p>
      <text:p text:style-name="P5">drums </text:p>
      <text:p text:style-name="P5">arduino </text:p>
      <text:p text:style-name="P5">Music composition/production </text:p>
      <text:p text:style-name="P5">Mixed media </text:p>
      <text:p text:style-name="P5"/>
      <text:p text:style-name="P5">minimalism </text:p>
      <text:p text:style-name="P5">monochromatic design</text:p>
      <text:p text:style-name="P5">abstract expressionism </text:p>
      <text:p text:style-name="P5">cassette futurism/retro futurism </text:p>
      <text:p text:style-name="P5">street art </text:p>
      <text:p text:style-name="P5">modernism</text:p>
      <text:p text:style-name="P5">Pop art</text:p>
      <text:p text:style-name="P30">Wes Anderson </text:p>
      <text:p text:style-name="P33">Maniac <text:span text:style-name="T17">series</text:span></text:p>
      <text:p text:style-name="P34">Liminal space</text:p>
      <text:p text:style-name="P30"/>
      <text:p text:style-name="P5"/>
      <text:p text:style-name="P5">Survivor </text:p>
      <text:p text:style-name="P5">Severance </text:p>
      <text:p text:style-name="P5">Arrival</text:p>
      <text:p text:style-name="P5">Fargo</text:p>
      <text:p text:style-name="P5">Adaptation</text:p>
      <text:p text:style-name="P5">Being John Malkovich</text:p>
      <text:p text:style-name="P5">Coherence </text:p>
      <text:p text:style-name="P8">Kill Bill</text:p>
      <text:p text:style-name="P5"/>
      <text:p text:style-name="P5">Daniel Caesar</text:p>
      <text:p text:style-name="P5">Jungle </text:p>
      <text:p text:style-name="P5">Amy Winehouse</text:p>
      <text:p text:style-name="P5">Tame Impala </text:p>
      <text:p text:style-name="P8">Kendrick Lamar</text:p>
      <text:p text:style-name="P8">Hiatus Kaiyote </text:p>
      <text:p text:style-name="P30"><text:soft-page-break/>Paul Simon </text:p>
      <text:p text:style-name="P30">Hozier </text:p>
      <text:p text:style-name="P24"/>
      <text:p text:style-name="P28">Optional categories to be added later?</text:p>
      <text:p text:style-name="P35">Soft Skills</text:p>
      <text:p text:style-name="P30">Troubleshooting</text:p>
      <text:p text:style-name="P30">Problem solving</text:p>
      <text:p text:style-name="P30">Communication</text:p>
      <text:p text:style-name="P30"><text:span text:style-name="T18">W</text:span>riting</text:p>
      <text:p text:style-name="P32"><text:span text:style-name="T18">L</text:span>earning</text:p>
      <text:p text:style-name="P31">Sales</text:p>
      <text:p text:style-name="P31"/>
      <text:p text:style-name="P25">Topics of Interest</text:p>
      <text:p text:style-name="P29">Technology </text:p>
      <text:p text:style-name="P29">Artificial Intelligence </text:p>
      <text:p text:style-name="P29">Design </text:p>
      <text:p text:style-name="P29">Acoustic science</text:p>
      <text:p text:style-name="P29">Environmental health/sustainability </text:p>
      <text:p text:style-name="P29"/>
      <text:p text:style-name="P29"/>
      <text:p text:style-name="P31"/>
      <text:p text:style-name="P30"/>
      <text:p text:style-name="P30"/>
      <text:p text:style-name="P30"/>
      <text:p text:style-name="P30">Hobbies</text:p>
      <text:p text:style-name="P30">Achievements</text:p>
      <text:p text:style-name="P30">Media/Inspirations</text:p>
      <text:p text:style-name="P30"><text:tab/>- Film/TV</text:p>
      <text:p text:style-name="P30"><text:tab/>- Music</text:p>
      <text:p text:style-name="P30"><text:tab/>- Art/Design </text:p>
      <text:p text:style-name="P30"/>
      <text:p text:style-name="P36"/>
      <text:p text:style-name="P48">I have always been naturally drawn to <text:span text:style-name="T27">those areas of life that reward </text:span><text:span text:style-name="T28">creative ingenuity</text:span><text:span text:style-name="T27"> and problem-solving. The same qualities that drew me to a career in audio engineering and music-making are the same qualities that compelled me to take up woodworking</text:span><text:span text:style-name="T28"> and more recently, </text:span><text:span text:style-name="T29">microcontrollers and 3D printing</text:span><text:span text:style-name="T28">. While I am still relatively early in my programming journey, learning to code over the past year has been </text:span><text:span text:style-name="T29">as</text:span><text:span text:style-name="T28"> rewarding</text:span><text:span text:style-name="T29"> and fulfilling</text:span><text:span text:style-name="T28"> </text:span><text:span text:style-name="T29">as my favorite pasttimes, </text:span><text:span text:style-name="T28">and I</text:span><text:span text:style-name="T29"> hope to soon turn what will otherwise be a lifelong passion into a fulltime career. </text:span></text:p>
      <text:p text:style-name="P48"/>
      <text:p text:style-name="P49">The feelings I get when </text:p>
      <text:p text:style-name="P49"/>
      <text:p text:style-name="P50">I have found that the things I've loved about music and woodworking are <text:span text:style-name="T30">the same things I love about</text:span> <text:span text:style-name="T30">programming</text:span>: the creative problem solving, the endless supply of new information and areas to explore, an<text:span text:style-name="T30">d the ability to bring an abstract idea to life in a tangible form. </text:span><text:span text:style-name="T31">While I'm relatively early in my </text:span><text:span text:style-name="T30">coding journey, </text:span><text:span text:style-name="T31">I will hopefully soon find the right opportunity to grow as a professional developer doing something that is personally fulfilling and professionally impactful. <text:s/></text:span></text:p>
      <text:p text:style-name="P50"/>
      <text:p text:style-name="P51">knowing something well enough to bring an idea to life. </text:p>
      <text:p text:style-name="P49"/>
      <text:p text:style-name="P49"><text:soft-page-break/>The qualities that originally drew me to music and woodworking are the same qualities that I love about programming. Though I am relatively early in my programming journey, the experience has been rewarding and empowering.</text:p>
      <text:p text:style-name="P48"/>
      <text:p text:style-name="P48"><text:span text:style-name="T27">They are qualities </text:span><text:span text:style-name="T28">that </text:span><text:span text:style-name="T27">I have found in visual design, </text:span><text:span text:style-name="T28">in 3D printing and micro controllers, and in various areas of the technology space as a whole, and they are the qualities inextricably woven into programming. </text:span></text:p>
      <text:p text:style-name="P47"/>
      <text:p text:style-name="P52"><text:s/>The qualities that drew me to a career in audio engineering and production are the same ones that also have taken me into programming. </text:p>
      <text:p text:style-name="P36"/>
      <text:p text:style-name="P38">My experience<text:span text:style-name="T19"> in </text:span><text:span text:style-name="T22">audio engineering and production</text:span><text:span text:style-name="T20"> rewarded a natural curiosity</text:span><text:span text:style-name="T21"> and love of learning, strong problem-solving ability, and acclimated me to </text:span><text:span text:style-name="T22">working in an environment with an ever-changing landscape of software and hardware. </text:span></text:p>
      <text:p text:style-name="P38"/>
      <text:p text:style-name="P53">an ever-changing ever-developing landscape of technology, software and hardware. </text:p>
      <text:p text:style-name="P37"/>
      <text:p text:style-name="P39">While I am still early in my programming journey, I have been in a technology-adjacent industry for a number of years which</text:p>
      <text:p text:style-name="P39"/>
      <text:p text:style-name="P39">Finally taking the leap and learning to code fulfilled a decade-long ambition. While I am relatively early in my programming journey, my professional experience in audio engineering and production has been a fantastic primer for a full-time career in the technology space. Though I am relatively new to programming, I understand enough to know that the determiners for success in this type of career mirror those that gave me a rewarding career in audio engineering. </text:p>
      <text:p text:style-name="P39"/>
      <text:p text:style-name="P40">I have learned enough about the industry to know that career success as both a programmer and as an audio engineer hinge upon the same core abilities. </text:p>
      <text:p text:style-name="P40"/>
      <text:p text:style-name="P46">I've known I wanted to learn to code ever since getting my first taste of programming logic and syntax </text:p>
      <text:p text:style-name="P40"/>
      <text:p text:style-name="P45">Learning to code represents the realization of a decade-long ambition. While I am relatively early in my programming journey, my professional experience in audio engineering and production has been a great primer for my experience in programming so far, as both career paths rely upon creative problem solving, technical troubleshooting, and a passion for continuous learning. <text:span text:style-name="T26">The adaptibility that I gained while working within an ever-changing landscape of new software and hardware tools in the audio industry has made the experience of diving headfirst into this career path a rewarding and exciting learning experience. </text:span></text:p>
      <text:p text:style-name="P45"/>
      <text:p text:style-name="P46"><text:s/>is a fantastic asset while embarking on this journey. For me, learning to program is not simply a career change, but the fulfillment of a decade-long ambition that I've wanted to pursue since getting my first taste of programming logic and syntax in Bome Midi Translatr. </text:p>
      <text:p text:style-name="P45"/>
      <text:p text:style-name="P45">I have found that these core competencies have allowed me adapt and develop in a rapidly growing and ever-changing landscape of new software and hardware tools within the audio industry<text:span text:style-name="T26">, and have also supported an extremely rewarding learning experience as I dive into programming. </text:span></text:p>
      <text:p text:style-name="P42">It is these tenants that have also made me successful in a <text:span text:style-name="T23">construction technology sales role</text:span><text:span text:style-name="T25"> with no prior experience or understanding of construction. In this type of role, a</text:span><text:span text:style-name="T23">bility to perform hinges on both industry knowledge and a </text:span><text:span text:style-name="T25">technical understanding of </text:span><text:span text:style-name="T23">the product</text:span><text:span text:style-name="T25"> itself. </text:span></text:p>
      <text:p text:style-name="P44"><text:soft-page-break/></text:p>
      <text:p text:style-name="P44"/>
      <text:p text:style-name="P44">. The same skills that allowed me to be successful in audio engineering have also helped me learn programming extremely quickly. Creative problem solving, technical troubleshooting, and a passion for continuous learning have underscored my success within a rapidly developing and ever-changing landscape of new software and hardware tools in the audio industry.</text:p>
      <text:p text:style-name="P40"/>
      <text:p text:style-name="P40"><text:span text:style-name="T25">My career in</text:span> audio engineering and production required the same core competencies as <text:span text:style-name="T25">a career in programming. </text:span></text:p>
      <text:p text:style-name="P40"/>
      <text:p text:style-name="P40">I have a natural proclivity for creative problem solving and continuous learning, which served me </text:p>
      <text:p text:style-name="P40"/>
      <text:p text:style-name="P41">My natural love of learning and creative problem solving determined my success in a career requiring creative problem solving, technical troubleshooting, and adaptibility within an ever-changing landscape of new software and hardware. </text:p>
      <text:p text:style-name="P41"/>
      <text:p text:style-name="P41"><text:span text:style-name="T23">Many of the software tools I've used in my roles within the music industry have </text:span><text:span text:style-name="T24">required</text:span><text:span text:style-name="T23"> coding logic and syntax, from Bome MIDI Translator, which relies heavily upon conditional statements to trigger complex MIDI events, to Deskew's Gig Performer, a Digital Audio Workstation with it</text:span><text:span text:style-name="T24">s own programming language with variables, loops, types and functions, based loosely off of Pascal. </text:span></text:p>
      <text:p text:style-name="P41"/>
      <text:p text:style-name="P43">In early 2023, looking to make a career change, I applied for a relatively unknown coding bootcamp that had recently expanded into my area. Unlike most other bootcamps, this program had no tuition fees, paid students a salary during the bootcamp, guaranteed a job upon graduation, and most surprisingly, did not require an income-share agreement nor a contract to stay within the hiring company for any length of time upon graduation. In spite of its relative obscurity amongs other bootcamps, the application process was extremely competitive and required lengthy aptitude assessments and several interviews. Shortly after I completed my final interview, I was accepted into the program. Unfortunately, shortly thereafter, I was informed that the Atlanta cohort was being delayed due to recent tech layoffs. I had the option to move to another city where the cohorts were still going forth as planned, or defer my acceptance to a later date. </text:p>
      <text:p text:style-name="P43"/>
      <text:p text:style-name="P43">Unlike most other bootcamps, thiis program did </text:p>
      <text:p text:style-name="P40"/>
      <text:p text:style-name="P40">baseline aptitudes </text:p>
      <text:p text:style-name="P40">baseline abilities</text:p>
      <text:p text:style-name="P40">baseline proclivities </text:p>
      <text:p text:style-name="P40">proclivity</text:p>
      <text:p text:style-name="P40">aptitude</text:p>
      <text:p text:style-name="P40">dexterity, agility, resourcefulness </text:p>
      <text:p text:style-name="P39"/>
      <text:p text:style-name="P39">creative problem solving, technical troubleshooting, and a natural love of learning in an ever-changing landscape of software and hardware tools. </text:p>
      <text:p text:style-name="P39"/>
      <text:p text:style-name="P39"><text:s/>My previous career in audio engineering rewarded the same core tenants as programming.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2T12:51:56.073396821</meta:creation-date>
    <dc:date>2024-01-06T18:30:08.617934819</dc:date>
    <meta:editing-duration>P1DT1H28M24S</meta:editing-duration>
    <meta:editing-cycles>6</meta:editing-cycles>
    <meta:generator>LibreOffice/7.3.7.2$Linux_X86_64 LibreOffice_project/30$Build-2</meta:generator>
    <meta:document-statistic meta:table-count="0" meta:image-count="0" meta:object-count="0" meta:page-count="7" meta:paragraph-count="162" meta:word-count="2082" meta:character-count="13635" meta:non-whitespace-character-count="11631"/>
  </office:meta>
</office:document-meta>
</file>